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Standard">
      <style:paragraph-properties fo:margin-top="0cm" fo:margin-bottom="0.499cm" style:contextual-spacing="false"/>
    </style:style>
    <style:style style:name="P4" style:family="paragraph" style:parent-style-name="Preformatted_20_Text" style:list-style-name="L6"/>
    <style:style style:name="P5" style:family="paragraph" style:parent-style-name="Preformatted_20_Text" style:list-style-name="L7"/>
    <style:style style:name="P6" style:family="paragraph" style:parent-style-name="Preformatted_20_Text" style:list-style-name="L8"/>
    <style:style style:name="P7" style:family="paragraph" style:parent-style-name="Preformatted_20_Text" style:list-style-name="L9"/>
    <style:style style:name="P8" style:family="paragraph" style:parent-style-name="Preformatted_20_Text">
      <style:text-properties officeooo:rsid="00224b0b" officeooo:paragraph-rsid="00224b0b"/>
    </style:style>
    <style:style style:name="P9" style:family="paragraph" style:parent-style-name="Preformatted_20_Text">
      <style:text-properties fo:font-size="14pt" style:text-underline-style="solid" style:text-underline-width="auto" style:text-underline-color="font-color" fo:font-weight="bold" officeooo:rsid="00224b0b" officeooo:paragraph-rsid="00224b0b" style:font-size-asian="14pt" style:font-weight-asian="bold" style:font-size-complex="14pt" style:font-weight-complex="bold"/>
    </style:style>
    <style:style style:name="P10" style:family="paragraph" style:parent-style-name="Preformatted_20_Text" style:list-style-name="L13"/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 style:list-style-name="L6">
      <style:paragraph-properties style:writing-mode="lr-tb"/>
    </style:style>
    <style:style style:name="P13" style:family="paragraph" style:parent-style-name="Preformatted_20_Text" style:list-style-name="L7">
      <style:paragraph-properties style:writing-mode="lr-tb"/>
    </style:style>
    <style:style style:name="P14" style:family="paragraph" style:parent-style-name="Preformatted_20_Text" style:list-style-name="L8">
      <style:paragraph-properties style:writing-mode="lr-tb"/>
    </style:style>
    <style:style style:name="P15" style:family="paragraph" style:parent-style-name="Preformatted_20_Text">
      <style:paragraph-properties fo:margin-top="0cm" fo:margin-bottom="0.499cm" style:contextual-spacing="false" style:writing-mode="lr-tb"/>
    </style:style>
    <style:style style:name="P16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17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18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19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20" style:family="paragraph" style:parent-style-name="Preformatted_20_Text" style:list-style-name="L13">
      <style:paragraph-properties fo:margin-top="0cm" fo:margin-bottom="0.499cm" style:contextual-spacing="false" style:writing-mode="lr-tb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bold" officeooo:rsid="00224b0b" officeooo:paragraph-rsid="00224b0b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cm" fo:margin-bottom="0.499cm" style:contextual-spacing="false"/>
    </style:style>
    <style:style style:name="P23" style:family="paragraph" style:parent-style-name="Standard">
      <style:paragraph-properties fo:margin-top="0cm" fo:margin-bottom="0.499cm" style:contextual-spacing="false"/>
      <style:text-properties fo:font-size="16pt" style:text-underline-style="solid" style:text-underline-width="auto" style:text-underline-color="font-color" fo:font-weight="bold" officeooo:rsid="001cd514" officeooo:paragraph-rsid="001cd514" style:font-size-asian="16pt" style:font-weight-asian="bold" style:font-size-complex="16pt" style:font-weight-complex="bold"/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7"/>
    <style:style style:name="P31" style:family="paragraph" style:parent-style-name="Text_20_body" style:list-style-name="L8"/>
    <style:style style:name="P32" style:family="paragraph" style:parent-style-name="Text_20_body" style:list-style-name="L9"/>
    <style:style style:name="P33" style:family="paragraph" style:parent-style-name="Text_20_body" style:list-style-name="L10"/>
    <style:style style:name="P34" style:family="paragraph" style:parent-style-name="Text_20_body" style:list-style-name="L11"/>
    <style:style style:name="P35" style:family="paragraph" style:parent-style-name="Text_20_body" style:list-style-name="L12"/>
    <style:style style:name="P36" style:family="paragraph" style:parent-style-name="Text_20_body" style:list-style-name="L13"/>
    <style:style style:name="P37" style:family="paragraph" style:parent-style-name="Text_20_body" style:list-style-name="L14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asso a Passo para criar um sistema de pagamento </text:p>
      <text:p text:style-name="P3"/>
      <text:p text:style-name="P3">como eu crio um sistema de pagamento para o meu site do tipo com pagamentos de cartao de credito e debito e pix? estou criando omeu site com javaScript html e css .</text:p>
      <text:p text:style-name="P3"/>
      <text:h text:style-name="Heading_20_6" text:outline-level="6">O ChatGPT disse:</text:h>
      <text:p text:style-name="Text_20_body">Para criar um sistema de pagamento para seu site usando <text:span text:style-name="Strong_20_Emphasis">JavaScript, HTML e CSS</text:span>, você precisará integrar um serviço de pagamento que suporte <text:span text:style-name="Strong_20_Emphasis">cartão de crédito, débito e Pix</text:span>. Aqui está um guia passo a passo:</text:p>
      <text:p text:style-name="Horizontal_20_Line"/>
      <text:h text:style-name="Heading_20_3" text:outline-level="3"><text:span text:style-name="Strong_20_Emphasis">1. Escolha um Gateway de Pagamento</text:span></text:h>
      <text:p text:style-name="Text_20_body">Os gateways de pagamento fornecem APIs prontas para lidar com pagamentos de forma segura. Algumas opções populares no Brasil incluem:</text:p>
      <text:list xml:id="list3244569348" text:style-name="L1">
        <text:list-item>
          <text:p text:style-name="P24"><text:span text:style-name="Strong_20_Emphasis">Mercado Pago</text:span> (API do Mercado Pago)</text:p>
        </text:list-item>
        <text:list-item>
          <text:p text:style-name="P24"><text:span text:style-name="Strong_20_Emphasis">PagSeguro</text:span> (API do PagSeguro)</text:p>
        </text:list-item>
        <text:list-item>
          <text:p text:style-name="P24"><text:span text:style-name="Strong_20_Emphasis">Stripe</text:span> (Suporta pagamentos internacionais, incluindo Pix) (<text:a xlink:type="simple" xlink:href="https://stripe.com/br" office:target-frame-name="_new" xlink:show="replace" text:style-name="Internet_20_link" text:visited-style-name="Visited_20_Internet_20_Link">API do Stripe</text:a>)</text:p>
        </text:list-item>
        <text:list-item>
          <text:p text:style-name="P24"><text:span text:style-name="Strong_20_Emphasis">Pagar.me</text:span> (API do Pagar.me)</text:p>
        </text:list-item>
      </text:list>
      <text:p text:style-name="Horizontal_20_Line"/>
      <text:h text:style-name="Heading_20_3" text:outline-level="3"><text:span text:style-name="Strong_20_Emphasis">2. Criar uma Conta e Configurar Credenciais</text:span></text:h>
      <text:p text:style-name="Text_20_body">Cada gateway requer a criação de uma conta para gerar as <text:span text:style-name="Strong_20_Emphasis">chaves de API</text:span>. Você precisará de:</text:p>
      <text:list xml:id="list2338479817" text:style-name="L2">
        <text:list-item>
          <text:p text:style-name="P25"><text:span text:style-name="Strong_20_Emphasis">Chave Pública</text:span> (usada no frontend)</text:p>
        </text:list-item>
        <text:list-item>
          <text:p text:style-name="P25"><text:span text:style-name="Strong_20_Emphasis">Chave Secreta</text:span> (usada no backend)</text:p>
        </text:list-item>
      </text:list>
      <text:p text:style-name="Horizontal_20_Line"/>
      <text:h text:style-name="Heading_20_3" text:outline-level="3"><text:span text:style-name="Strong_20_Emphasis">3. Criar o Frontend (HTML, CSS, JavaScript)</text:span></text:h>
      <text:p text:style-name="Text_20_body">No seu site, crie um formulário para capturar os dados de pagamento. Exemplo:</text:p>
      <text:p text:style-name="Preformatted_20_Text">html</text:p>
      <text:p text:style-name="Preformatted_20_Text">CopiarEditar</text:p>
      <text:p text:style-name="P1"><text:span text:style-name="Source_20_Text">&lt;form id="payment-form"&gt;</text:span></text:p>
      <text:p text:style-name="P1"><text:span text:style-name="Source_20_Text"><text:s text:c="4"/>&lt;label&gt;Número do Cartão&lt;/label&gt;</text:span></text:p>
      <text:p text:style-name="P1"><text:span text:style-name="Source_20_Text"><text:s text:c="4"/>&lt;input type="text" id="card-number" placeholder="**** **** **** ****" required /&gt;</text:span></text:p>
      <text:p text:style-name="P1"/>
      <text:p text:style-name="P1"><text:span text:style-name="Source_20_Text"><text:s text:c="4"/>&lt;label&gt;Nome no Cartão&lt;/label&gt;</text:span></text:p>
      <text:p text:style-name="P1"><text:span text:style-name="Source_20_Text"><text:s text:c="4"/>&lt;input type="text" id="card-name" required /&gt;</text:span></text:p>
      <text:p text:style-name="P1"/>
      <text:p text:style-name="P1"><text:span text:style-name="Source_20_Text"><text:s text:c="4"/>&lt;label&gt;Data de Expiração&lt;/label&gt;</text:span></text:p>
      <text:p text:style-name="P1"><text:span text:style-name="Source_20_Text"><text:s text:c="4"/>&lt;input type="text" id="card-expiry" placeholder="MM/AA" required /&gt;</text:span></text:p>
      <text:p text:style-name="P1"/>
      <text:p text:style-name="P1"><text:soft-page-break/><text:span text:style-name="Source_20_Text"><text:s text:c="4"/>&lt;label&gt;CVV&lt;/label&gt;</text:span></text:p>
      <text:p text:style-name="P1"><text:span text:style-name="Source_20_Text"><text:s text:c="4"/>&lt;input type="text" id="card-cvv" placeholder="***" required /&gt;</text:span></text:p>
      <text:p text:style-name="P1"/>
      <text:p text:style-name="P1"><text:span text:style-name="Source_20_Text"><text:s text:c="4"/>&lt;button type="submit"&gt;Pagar&lt;/button&gt;</text:span></text:p>
      <text:p text:style-name="P1"><text:span text:style-name="Source_20_Text">&lt;/form&gt;</text:span></text:p>
      <text:p text:style-name="P1"/>
      <text:p text:style-name="P1"><text:span text:style-name="Source_20_Text">&lt;div id="pix-container" style="display:none;"&gt;</text:span></text:p>
      <text:p text:style-name="P1"><text:span text:style-name="Source_20_Text"><text:s text:c="4"/>&lt;p&gt;Escaneie o QR Code para pagar com Pix&lt;/p&gt;</text:span></text:p>
      <text:p text:style-name="P1"><text:span text:style-name="Source_20_Text"><text:s text:c="4"/>&lt;img id="pix-qrcode" src="" alt="QR Code Pix"&gt;</text:span></text:p>
      <text:p text:style-name="P2"><text:span text:style-name="Source_20_Text">&lt;/div&gt;</text:span></text:p>
      <text:p text:style-name="Horizontal_20_Line"/>
      <text:h text:style-name="Heading_20_3" text:outline-level="3"><text:span text:style-name="Strong_20_Emphasis">4. Criar o Backend</text:span></text:h>
      <text:p text:style-name="Text_20_body">Seu site frontend precisa se comunicar com um servidor para processar os pagamentos. O backend pode ser feito com <text:span text:style-name="Strong_20_Emphasis">Node.js (Express.js)</text:span>, <text:span text:style-name="Strong_20_Emphasis">PHP</text:span>, <text:span text:style-name="Strong_20_Emphasis">Python (Django/Flask)</text:span> ou outra tecnologia.</text:p>
      <text:h text:style-name="Heading_20_4" text:outline-level="4"><text:span text:style-name="Strong_20_Emphasis">Exemplo de Backend em Node.js com Express e Stripe</text:span></text:h>
      <text:p text:style-name="Text_20_body">Instale as dependências:</text:p>
      <text:p text:style-name="Preformatted_20_Text">sh</text:p>
      <text:p text:style-name="Preformatted_20_Text">CopiarEditar</text:p>
      <text:p text:style-name="P1"><text:span text:style-name="Source_20_Text">npm init -y</text:span></text:p>
      <text:p text:style-name="P2"><text:span text:style-name="Source_20_Text">npm install express stripe cors body-parser dotenv</text:span></text:p>
      <text:p text:style-name="Text_20_body">Crie um arquivo <text:span text:style-name="Source_20_Text">server.js</text:span>:</text:p>
      <text:p text:style-name="Preformatted_20_Text">javascript</text:p>
      <text:p text:style-name="Preformatted_20_Text">CopiarEditar</text:p>
      <text:p text:style-name="P1"><text:span text:style-name="Source_20_Text">require("dotenv").config();</text:span></text:p>
      <text:p text:style-name="P1"><text:span text:style-name="Source_20_Text">const express = require("express");</text:span></text:p>
      <text:p text:style-name="P1"><text:span text:style-name="Source_20_Text">const cors = require("cors");</text:span></text:p>
      <text:p text:style-name="P1"><text:span text:style-name="Source_20_Text">const bodyParser = require("body-parser");</text:span></text:p>
      <text:p text:style-name="P1"><text:span text:style-name="Source_20_Text">const stripe = require("stripe")(process.env.STRIPE_SECRET_KEY);</text:span></text:p>
      <text:p text:style-name="P1"/>
      <text:p text:style-name="P1"><text:span text:style-name="Source_20_Text">const app = express();</text:span></text:p>
      <text:p text:style-name="P1"><text:span text:style-name="Source_20_Text">app.use(cors());</text:span></text:p>
      <text:p text:style-name="P1"><text:span text:style-name="Source_20_Text">app.use(bodyParser.json());</text:span></text:p>
      <text:p text:style-name="P1"/>
      <text:p text:style-name="P1"><text:span text:style-name="Source_20_Text">app.post("/pagar", async (req, res) =&gt; {</text:span></text:p>
      <text:p text:style-name="P1"><text:span text:style-name="Source_20_Text"><text:s text:c="4"/>try {</text:span></text:p>
      <text:p text:style-name="P1"><text:span text:style-name="Source_20_Text"><text:s text:c="8"/>const { amount, token } = req.body;</text:span></text:p>
      <text:p text:style-name="P1"><text:span text:style-name="Source_20_Text"><text:s text:c="8"/>const charge = await stripe.charges.create({</text:span></text:p>
      <text:p text:style-name="P1"><text:span text:style-name="Source_20_Text"><text:s text:c="12"/>amount,</text:span></text:p>
      <text:p text:style-name="P1"><text:span text:style-name="Source_20_Text"><text:s text:c="12"/>currency: "brl",</text:span></text:p>
      <text:p text:style-name="P1"><text:span text:style-name="Source_20_Text"><text:s text:c="12"/>source: token,</text:span></text:p>
      <text:p text:style-name="P1"><text:span text:style-name="Source_20_Text"><text:s text:c="12"/>description: "Pagamento no seu site",</text:span></text:p>
      <text:p text:style-name="P1"><text:span text:style-name="Source_20_Text"><text:s text:c="8"/>});</text:span></text:p>
      <text:p text:style-name="P1"><text:span text:style-name="Source_20_Text"><text:s text:c="8"/>res.json({ success: true, charge });</text:span></text:p>
      <text:p text:style-name="P1"><text:span text:style-name="Source_20_Text"><text:s text:c="4"/>} catch (error) {</text:span></text:p>
      <text:p text:style-name="P1"><text:span text:style-name="Source_20_Text"><text:s text:c="8"/>res.status(500).json({ success: false, error: error.message });</text:span></text:p>
      <text:p text:style-name="P1"><text:span text:style-name="Source_20_Text"><text:s text:c="4"/>}</text:span></text:p>
      <text:p text:style-name="P1"><text:span text:style-name="Source_20_Text">});</text:span></text:p>
      <text:p text:style-name="P1"/>
      <text:p text:style-name="P2"><text:span text:style-name="Source_20_Text">app.listen(3000, () =&gt; console.log("Servidor rodando na porta 3000"));</text:span></text:p>
      <text:p text:style-name="Text_20_body">Crie um arquivo <text:span text:style-name="Source_20_Text">.env</text:span> para armazenar suas credenciais:</text:p>
      <text:p text:style-name="Preformatted_20_Text">ini</text:p>
      <text:p text:style-name="Preformatted_20_Text">CopiarEditar</text:p>
      <text:p text:style-name="P2"><text:soft-page-break/><text:span text:style-name="Source_20_Text">STRIPE_SECRET_KEY=sua_chave_secreta</text:span></text:p>
      <text:p text:style-name="Horizontal_20_Line"/>
      <text:h text:style-name="Heading_20_3" text:outline-level="3"><text:span text:style-name="Strong_20_Emphasis">5. Integração do Pix</text:span></text:h>
      <text:p text:style-name="Text_20_body">Para gerar um QR Code do Pix, você pode usar:</text:p>
      <text:list xml:id="list3988757982" text:style-name="L3">
        <text:list-item>
          <text:p text:style-name="P26"><text:span text:style-name="Strong_20_Emphasis">API do Mercado Pago</text:span></text:p>
        </text:list-item>
        <text:list-item>
          <text:p text:style-name="P26"><text:span text:style-name="Strong_20_Emphasis">API do Pagar.me</text:span></text:p>
        </text:list-item>
        <text:list-item>
          <text:p text:style-name="P26"><text:span text:style-name="Strong_20_Emphasis">Geradores de QR Code Pix como o Pix API</text:span></text:p>
        </text:list-item>
      </text:list>
      <text:p text:style-name="Text_20_body">Exemplo de requisição usando Mercado Pago:</text:p>
      <text:p text:style-name="Preformatted_20_Text">javascript</text:p>
      <text:p text:style-name="Preformatted_20_Text">CopiarEditar</text:p>
      <text:p text:style-name="P1"><text:span text:style-name="Source_20_Text">const response = await fetch("https://api.mercadopago.com/v1/payments", {</text:span></text:p>
      <text:p text:style-name="P1"><text:span text:style-name="Source_20_Text"><text:s text:c="4"/>method: "POST",</text:span></text:p>
      <text:p text:style-name="P1"><text:span text:style-name="Source_20_Text"><text:s text:c="4"/>headers: {</text:span></text:p>
      <text:p text:style-name="P1"><text:span text:style-name="Source_20_Text"><text:s text:c="8"/>"Content-Type": "application/json",</text:span></text:p>
      <text:p text:style-name="P1"><text:span text:style-name="Source_20_Text"><text:s text:c="8"/>"Authorization": `Bearer SUA_CHAVE_MERCADO_PAGO`</text:span></text:p>
      <text:p text:style-name="P1"><text:span text:style-name="Source_20_Text"><text:s text:c="4"/>},</text:span></text:p>
      <text:p text:style-name="P1"><text:span text:style-name="Source_20_Text"><text:s text:c="4"/>body: JSON.stringify({</text:span></text:p>
      <text:p text:style-name="P1"><text:span text:style-name="Source_20_Text"><text:s text:c="8"/>transaction_amount: 100.00,</text:span></text:p>
      <text:p text:style-name="P1"><text:span text:style-name="Source_20_Text"><text:s text:c="8"/>payment_method_id: "pix",</text:span></text:p>
      <text:p text:style-name="P1"><text:span text:style-name="Source_20_Text"><text:s text:c="8"/>payer: {</text:span></text:p>
      <text:p text:style-name="P1"><text:span text:style-name="Source_20_Text"><text:s text:c="12"/>email: "email@exemplo.com"</text:span></text:p>
      <text:p text:style-name="P1"><text:span text:style-name="Source_20_Text"><text:s text:c="8"/>}</text:span></text:p>
      <text:p text:style-name="P1"><text:span text:style-name="Source_20_Text"><text:s text:c="4"/>})</text:span></text:p>
      <text:p text:style-name="P1"><text:span text:style-name="Source_20_Text">});</text:span></text:p>
      <text:p text:style-name="P1"/>
      <text:p text:style-name="P1"><text:span text:style-name="Source_20_Text">const data = await response.json();</text:span></text:p>
      <text:p text:style-name="P2"><text:span text:style-name="Source_20_Text">document.getElementById("pix-qrcode").src = data.point_of_interaction.transaction_data.qr_code_base64;</text:span></text:p>
      <text:p text:style-name="Horizontal_20_Line"/>
      <text:h text:style-name="Heading_20_3" text:outline-level="3"><text:span text:style-name="Strong_20_Emphasis">6. Segurança</text:span></text:h>
      <text:list xml:id="list1462035890" text:style-name="L4">
        <text:list-item>
          <text:p text:style-name="P27">Utilize <text:span text:style-name="Strong_20_Emphasis">HTTPS</text:span> para proteger os dados.</text:p>
        </text:list-item>
        <text:list-item>
          <text:p text:style-name="P27">Nunca exponha chaves secretas no frontend.</text:p>
        </text:list-item>
        <text:list-item>
          <text:p text:style-name="P27">Utilize <text:span text:style-name="Strong_20_Emphasis">tokens de pagamento</text:span> em vez de armazenar dados do cartão.</text:p>
        </text:list-item>
      </text:list>
      <text:p text:style-name="Horizontal_20_Line"/>
      <text:h text:style-name="Heading_20_3" text:outline-level="3"><text:span text:style-name="Strong_20_Emphasis">7. Teste e Deploy</text:span></text:h>
      <text:list xml:id="list4171646097" text:style-name="L5">
        <text:list-item>
          <text:p text:style-name="P28">Teste os pagamentos no <text:span text:style-name="Strong_20_Emphasis">modo sandbox</text:span> do seu gateway.</text:p>
        </text:list-item>
        <text:list-item>
          <text:p text:style-name="P28">Use um serviço de hospedagem para o backend, como <text:span text:style-name="Strong_20_Emphasis">Vercel</text:span>, <text:span text:style-name="Strong_20_Emphasis">Heroku</text:span> ou <text:span text:style-name="Strong_20_Emphasis">Railway</text:span>.</text:p>
        </text:list-item>
        <text:list-item>
          <text:p text:style-name="P28">Para frontend, pode usar <text:span text:style-name="Strong_20_Emphasis">Netlify</text:span> ou <text:span text:style-name="Strong_20_Emphasis">Vercel</text:span>.</text:p>
        </text:list-item>
      </text:list>
      <text:p text:style-name="Horizontal_20_Line"/>
      <text:p text:style-name="Text_20_body">💡 <text:span text:style-name="Strong_20_Emphasis">Conclusão</text:span>: A melhor opção depende do seu público. O <text:span text:style-name="Strong_20_Emphasis">Mercado Pago e PagSeguro</text:span> são mais usados no Brasil e possuem integração fácil com Pix, enquanto <text:span text:style-name="Strong_20_Emphasis">Stripe</text:span> oferece suporte global. 🚀</text:p>
      <text:p text:style-name="Text_20_body"><text:soft-page-break/>4o</text:p>
      <text:h text:style-name="Heading_20_5" text:outline-level="5">Você disse:</text:h>
      <text:p text:style-name="Text_20_body">esse codigo que vc me forneceu está funcional?</text:p>
      <text:h text:style-name="Heading_20_6" text:outline-level="6">O ChatGPT disse:</text:h>
      <text:p text:style-name="Text_20_body">O código que forneci serve como uma <text:span text:style-name="Strong_20_Emphasis">base</text:span>, mas ele precisa de ajustes e configurações para funcionar completamente. Vou dividir a resposta em partes para explicar o que precisa ser feito para deixá-lo <text:span text:style-name="Strong_20_Emphasis">totalmente funcional</text:span>.</text:p>
      <text:p text:style-name="Horizontal_20_Line"/>
      <text:h text:style-name="Heading_20_3" text:outline-level="3"><text:span text:style-name="Strong_20_Emphasis">1. Backend com Node.js e Stripe (Pagamentos com Cartão)</text:span></text:h>
      <text:p text:style-name="Text_20_body">O código do backend em <text:span text:style-name="Strong_20_Emphasis">Node.js com Express.js e Stripe</text:span> está <text:span text:style-name="Strong_20_Emphasis">quase funcional</text:span>, mas precisa de algumas correções:</text:p>
      <text:h text:style-name="Heading_20_4" text:outline-level="4"><text:span text:style-name="Strong_20_Emphasis">Correções e Ajustes</text:span></text:h>
      <text:list xml:id="list1549854075" text:style-name="L6">
        <text:list-item>
          <text:p text:style-name="P29"><text:span text:style-name="Strong_20_Emphasis">Instale as dependências corretamente</text:span><text:line-break/>Se ainda não instalou, rode este comando no terminal na pasta do seu projeto:</text:p>
          <text:p text:style-name="P4">sh</text:p>
          <text:p text:style-name="P4">CopiarEditar</text:p>
          <text:p text:style-name="P12"><text:span text:style-name="Source_20_Text">npm init -y</text:span></text:p>
          <text:p text:style-name="P16"><text:span text:style-name="Source_20_Text">npm install express stripe cors body-parser dotenv</text:span></text:p>
        </text:list-item>
        <text:list-item>
          <text:p text:style-name="P29"><text:span text:style-name="Strong_20_Emphasis">Crie o arquivo </text:span><text:span text:style-name="Strong_20_Emphasis"><text:span text:style-name="Source_20_Text">server.js</text:span></text:span><text:span text:style-name="Strong_20_Emphasis"> atualizado</text:span></text:p>
          <text:p text:style-name="P4">javascript</text:p>
          <text:p text:style-name="P4">CopiarEditar</text:p>
          <text:p text:style-name="P12"><text:span text:style-name="Source_20_Text">require("dotenv").config();</text:span></text:p>
          <text:p text:style-name="P12"><text:span text:style-name="Source_20_Text">const express = require("express");</text:span></text:p>
          <text:p text:style-name="P12"><text:span text:style-name="Source_20_Text">const cors = require("cors");</text:span></text:p>
          <text:p text:style-name="P12"><text:span text:style-name="Source_20_Text">const bodyParser = require("body-parser");</text:span></text:p>
          <text:p text:style-name="P12"><text:span text:style-name="Source_20_Text">const stripe = require("stripe")(process.env.STRIPE_SECRET_KEY);</text:span></text:p>
          <text:p text:style-name="P12"/>
          <text:p text:style-name="P12"><text:span text:style-name="Source_20_Text">const app = express();</text:span></text:p>
          <text:p text:style-name="P12"><text:span text:style-name="Source_20_Text">app.use(cors());</text:span></text:p>
          <text:p text:style-name="P12"><text:span text:style-name="Source_20_Text">app.use(bodyParser.json());</text:span></text:p>
          <text:p text:style-name="P12"/>
          <text:p text:style-name="P12"><text:span text:style-name="Source_20_Text">app.post("/pagar", async (req, res) =&gt; {</text:span></text:p>
          <text:p text:style-name="P12"><text:span text:style-name="Source_20_Text"><text:s text:c="4"/>try {</text:span></text:p>
          <text:p text:style-name="P12"><text:span text:style-name="Source_20_Text"><text:s text:c="8"/>const { amount, token } = req.body;</text:span></text:p>
          <text:p text:style-name="P12"><text:span text:style-name="Source_20_Text"><text:s text:c="8"/>const charge = await stripe.charges.create({</text:span></text:p>
          <text:p text:style-name="P12"><text:span text:style-name="Source_20_Text"><text:s text:c="12"/>amount: amount * 100, // Stripe usa centavos</text:span></text:p>
          <text:p text:style-name="P12"><text:span text:style-name="Source_20_Text"><text:s text:c="12"/>currency: "brl",</text:span></text:p>
          <text:p text:style-name="P12"><text:span text:style-name="Source_20_Text"><text:s text:c="12"/>source: token,</text:span></text:p>
          <text:p text:style-name="P12"><text:span text:style-name="Source_20_Text"><text:s text:c="12"/>description: "Pagamento no seu site",</text:span></text:p>
          <text:p text:style-name="P12"><text:span text:style-name="Source_20_Text"><text:s text:c="8"/>});</text:span></text:p>
          <text:p text:style-name="P12"><text:span text:style-name="Source_20_Text"><text:s text:c="8"/>res.json({ success: true, charge });</text:span></text:p>
          <text:p text:style-name="P12"><text:span text:style-name="Source_20_Text"><text:s text:c="4"/>} catch (error) {</text:span></text:p>
          <text:p text:style-name="P12"><text:span text:style-name="Source_20_Text"><text:s text:c="8"/>res.status(500).json({ success: false, error: error.message });</text:span></text:p>
          <text:p text:style-name="P12"><text:span text:style-name="Source_20_Text"><text:s text:c="4"/>}</text:span></text:p>
          <text:p text:style-name="P12"><text:span text:style-name="Source_20_Text">});</text:span></text:p>
          <text:p text:style-name="P12"/>
          <text:p text:style-name="P16"><text:span text:style-name="Source_20_Text">app.listen(3000, () =&gt; console.log("Servidor rodando na porta 3000"));</text:span></text:p>
        </text:list-item>
        <text:list-item>
          <text:p text:style-name="P29"><text:span text:style-name="Strong_20_Emphasis">Crie um arquivo </text:span><text:span text:style-name="Strong_20_Emphasis"><text:span text:style-name="Source_20_Text">.env</text:span></text:span> na raiz do projeto e adicione sua chave da Stripe:</text:p>
          <text:p text:style-name="P4"><text:soft-page-break/>ini</text:p>
          <text:p text:style-name="P4">CopiarEditar</text:p>
          <text:p text:style-name="P16"><text:span text:style-name="Source_20_Text">STRIPE_SECRET_KEY=sua_chave_secreta_aqui</text:span></text:p>
        </text:list-item>
        <text:list-item>
          <text:p text:style-name="P29"><text:span text:style-name="Strong_20_Emphasis">Rodar o backend</text:span><text:line-break/>Execute o servidor com:</text:p>
          <text:p text:style-name="P4">sh</text:p>
          <text:p text:style-name="P4">CopiarEditar</text:p>
          <text:p text:style-name="P16"><text:span text:style-name="Source_20_Text">node server.js</text:span></text:p>
        </text:list-item>
      </text:list>
      <text:p text:style-name="Horizontal_20_Line"/>
      <text:h text:style-name="Heading_20_3" text:outline-level="3"><text:span text:style-name="Strong_20_Emphasis">2. Frontend com JavaScript (Pagamentos com Cartão)</text:span></text:h>
      <text:p text:style-name="Text_20_body">Agora, precisamos ajustar o frontend para que ele consiga chamar o backend corretamente.</text:p>
      <text:h text:style-name="Heading_20_4" text:outline-level="4"><text:span text:style-name="Strong_20_Emphasis">Correções e Ajustes</text:span></text:h>
      <text:list xml:id="list26952731" text:style-name="L7">
        <text:list-item>
          <text:p text:style-name="P30"><text:span text:style-name="Strong_20_Emphasis">Adicione o Stripe.js no HTML</text:span><text:line-break/>No <text:span text:style-name="Source_20_Text">&lt;head&gt;</text:span> do seu HTML, adicione:</text:p>
          <text:p text:style-name="P5">html</text:p>
          <text:p text:style-name="P5">CopiarEditar</text:p>
          <text:p text:style-name="P17"><text:span text:style-name="Source_20_Text">&lt;script src="https://js.stripe.com/v3/"&gt;&lt;/script&gt;</text:span></text:p>
        </text:list-item>
        <text:list-item>
          <text:p text:style-name="P30"><text:span text:style-name="Strong_20_Emphasis">Modifique o JavaScript para capturar o token do Stripe e enviar ao backend</text:span></text:p>
          <text:p text:style-name="P5">javascript</text:p>
          <text:p text:style-name="P5">CopiarEditar</text:p>
          <text:p text:style-name="P13"><text:span text:style-name="Source_20_Text">const stripe = Stripe("SUA_CHAVE_PUBLICA_STRIPE");</text:span></text:p>
          <text:p text:style-name="P13"><text:span text:style-name="Source_20_Text">const elements = stripe.elements();</text:span></text:p>
          <text:p text:style-name="P13"><text:span text:style-name="Source_20_Text">const card = elements.create("card");</text:span></text:p>
          <text:p text:style-name="P13"><text:span text:style-name="Source_20_Text">card.mount("#card-element");</text:span></text:p>
          <text:p text:style-name="P13"/>
          <text:p text:style-name="P13"><text:span text:style-name="Source_20_Text">document.getElementById("payment-form").addEventListener("submit", async (e) =&gt; {</text:span></text:p>
          <text:p text:style-name="P13"><text:span text:style-name="Source_20_Text"><text:s text:c="4"/>e.preventDefault();</text:span></text:p>
          <text:p text:style-name="P13"/>
          <text:p text:style-name="P13"><text:span text:style-name="Source_20_Text"><text:s text:c="4"/>const { token, error } = await stripe.createToken(card);</text:span></text:p>
          <text:p text:style-name="P13"><text:span text:style-name="Source_20_Text"><text:s text:c="4"/>if (error) {</text:span></text:p>
          <text:p text:style-name="P13"><text:span text:style-name="Source_20_Text"><text:s text:c="8"/>alert(error.message);</text:span></text:p>
          <text:p text:style-name="P13"><text:span text:style-name="Source_20_Text"><text:s text:c="8"/>return;</text:span></text:p>
          <text:p text:style-name="P13"><text:span text:style-name="Source_20_Text"><text:s text:c="4"/>}</text:span></text:p>
          <text:p text:style-name="P13"/>
          <text:p text:style-name="P13"><text:span text:style-name="Source_20_Text"><text:s text:c="4"/>const response = await fetch("http://localhost:3000/pagar", {</text:span></text:p>
          <text:p text:style-name="P13"><text:span text:style-name="Source_20_Text"><text:s text:c="8"/>method: "POST",</text:span></text:p>
          <text:p text:style-name="P13"><text:span text:style-name="Source_20_Text"><text:s text:c="8"/>headers: {</text:span></text:p>
          <text:p text:style-name="P13"><text:span text:style-name="Source_20_Text"><text:s text:c="12"/>"Content-Type": "application/json",</text:span></text:p>
          <text:p text:style-name="P13"><text:span text:style-name="Source_20_Text"><text:s text:c="8"/>},</text:span></text:p>
          <text:p text:style-name="P13"><text:span text:style-name="Source_20_Text"><text:s text:c="8"/>body: JSON.stringify({</text:span></text:p>
          <text:p text:style-name="P13"><text:span text:style-name="Source_20_Text"><text:s text:c="12"/>amount: 100, // Valor em reais</text:span></text:p>
          <text:p text:style-name="P13"><text:span text:style-name="Source_20_Text"><text:s text:c="12"/>token: token.id,</text:span></text:p>
          <text:p text:style-name="P13"><text:span text:style-name="Source_20_Text"><text:s text:c="8"/>}),</text:span></text:p>
          <text:p text:style-name="P13"><text:span text:style-name="Source_20_Text"><text:s text:c="4"/>});</text:span></text:p>
          <text:p text:style-name="P13"/>
          <text:p text:style-name="P13"><text:span text:style-name="Source_20_Text"><text:s text:c="4"/>const result = await response.json();</text:span></text:p>
          <text:p text:style-name="P13"><text:span text:style-name="Source_20_Text"><text:s text:c="4"/>if (result.success) {</text:span></text:p>
          <text:p text:style-name="P13"><text:span text:style-name="Source_20_Text"><text:s text:c="8"/>alert("Pagamento realizado com sucesso!");</text:span></text:p>
          <text:p text:style-name="P13"><text:span text:style-name="Source_20_Text"><text:s text:c="4"/>} else {</text:span></text:p>
          <text:p text:style-name="P13"><text:span text:style-name="Source_20_Text"><text:s text:c="8"/>alert("Erro no pagamento: " + result.error);</text:span></text:p>
          <text:p text:style-name="P13"><text:soft-page-break/><text:span text:style-name="Source_20_Text"><text:s text:c="4"/>}</text:span></text:p>
          <text:p text:style-name="P17"><text:span text:style-name="Source_20_Text">});</text:span></text:p>
        </text:list-item>
      </text:list>
      <text:p text:style-name="Horizontal_20_Line"/>
      <text:h text:style-name="Heading_20_3" text:outline-level="3"><text:span text:style-name="Strong_20_Emphasis">3. Adicionando o Pix (Mercado Pago)</text:span></text:h>
      <text:p text:style-name="Text_20_body">Agora, vamos corrigir a integração do <text:span text:style-name="Strong_20_Emphasis">Pix</text:span>.</text:p>
      <text:h text:style-name="Heading_20_4" text:outline-level="4"><text:span text:style-name="Strong_20_Emphasis">Correções e Ajustes</text:span></text:h>
      <text:list xml:id="list2365009078" text:style-name="L8">
        <text:list-item>
          <text:p text:style-name="P31"><text:span text:style-name="Strong_20_Emphasis">Crie uma conta no Mercado Pago</text:span> e pegue suas chaves da API em:</text:p>
          <text:list>
            <text:list-item>
              <text:p text:style-name="P31">https://www.mercadopago.com.br/developers/panel</text:p>
            </text:list-item>
          </text:list>
        </text:list-item>
        <text:list-item>
          <text:p text:style-name="P31"><text:span text:style-name="Strong_20_Emphasis">Atualize o backend para gerar QR Code do Pix</text:span> Instale o pacote do Mercado Pago:</text:p>
          <text:p text:style-name="P6">sh</text:p>
          <text:p text:style-name="P6">CopiarEditar</text:p>
          <text:p text:style-name="P18"><text:span text:style-name="Source_20_Text">npm install mercadopago</text:span></text:p>
          <text:p text:style-name="P31">Agora, <text:span text:style-name="Strong_20_Emphasis">modifique o </text:span><text:span text:style-name="Strong_20_Emphasis"><text:span text:style-name="Source_20_Text">server.js</text:span></text:span> para incluir a rota do Pix:</text:p>
          <text:p text:style-name="P6">javascript</text:p>
          <text:p text:style-name="P6">CopiarEditar</text:p>
          <text:p text:style-name="P14"><text:span text:style-name="Source_20_Text">const mercadopago = require("mercadopago");</text:span></text:p>
          <text:p text:style-name="P14"/>
          <text:p text:style-name="P14"><text:span text:style-name="Source_20_Text">mercadopago.configure({</text:span></text:p>
          <text:p text:style-name="P14"><text:span text:style-name="Source_20_Text"><text:s text:c="4"/>access_token: process.env.MP_ACCESS_TOKEN,</text:span></text:p>
          <text:p text:style-name="P14"><text:span text:style-name="Source_20_Text">});</text:span></text:p>
          <text:p text:style-name="P14"/>
          <text:p text:style-name="P14"><text:span text:style-name="Source_20_Text">app.post("/pagar-pix", async (req, res) =&gt; {</text:span></text:p>
          <text:p text:style-name="P14"><text:span text:style-name="Source_20_Text"><text:s text:c="4"/>try {</text:span></text:p>
          <text:p text:style-name="P14"><text:span text:style-name="Source_20_Text"><text:s text:c="8"/>const { amount, email } = req.body;</text:span></text:p>
          <text:p text:style-name="P14"/>
          <text:p text:style-name="P14"><text:span text:style-name="Source_20_Text"><text:s text:c="8"/>const payment_data = {</text:span></text:p>
          <text:p text:style-name="P14"><text:span text:style-name="Source_20_Text"><text:s text:c="12"/>transaction_amount: amount,</text:span></text:p>
          <text:p text:style-name="P14"><text:span text:style-name="Source_20_Text"><text:s text:c="12"/>payment_method_id: "pix",</text:span></text:p>
          <text:p text:style-name="P14"><text:span text:style-name="Source_20_Text"><text:s text:c="12"/>payer: {</text:span></text:p>
          <text:p text:style-name="P14"><text:span text:style-name="Source_20_Text"><text:s text:c="16"/>email: email,</text:span></text:p>
          <text:p text:style-name="P14"><text:span text:style-name="Source_20_Text"><text:s text:c="12"/>},</text:span></text:p>
          <text:p text:style-name="P14"><text:span text:style-name="Source_20_Text"><text:s text:c="8"/>};</text:span></text:p>
          <text:p text:style-name="P14"/>
          <text:p text:style-name="P14"><text:span text:style-name="Source_20_Text"><text:s text:c="8"/>const response = await mercadopago.payment.create(payment_data);</text:span></text:p>
          <text:p text:style-name="P14"><text:span text:style-name="Source_20_Text"><text:s text:c="8"/>res.json({ qr_code_base64: response.body.point_of_interaction.transaction_data.qr_code_base64 });</text:span></text:p>
          <text:p text:style-name="P14"><text:span text:style-name="Source_20_Text"><text:s text:c="4"/>} catch (error) {</text:span></text:p>
          <text:p text:style-name="P14"><text:span text:style-name="Source_20_Text"><text:s text:c="8"/>res.status(500).json({ success: false, error: error.message });</text:span></text:p>
          <text:p text:style-name="P14"><text:span text:style-name="Source_20_Text"><text:s text:c="4"/>}</text:span></text:p>
          <text:p text:style-name="P18"><text:span text:style-name="Source_20_Text">});</text:span></text:p>
          <text:p text:style-name="P31"><text:span text:style-name="Strong_20_Emphasis">Adicione a chave do Mercado Pago ao </text:span><text:span text:style-name="Strong_20_Emphasis"><text:span text:style-name="Source_20_Text">.env</text:span></text:span><text:span text:style-name="Strong_20_Emphasis">:</text:span></text:p>
          <text:p text:style-name="P6">ini</text:p>
          <text:p text:style-name="P6">CopiarEditar</text:p>
          <text:p text:style-name="P18"><text:span text:style-name="Source_20_Text">MP_ACCESS_TOKEN=sua_chave_mercado_pago</text:span></text:p>
        </text:list-item>
        <text:list-item>
          <text:p text:style-name="P31"><text:span text:style-name="Strong_20_Emphasis">Atualize o frontend para exibir o QR Code do Pix</text:span></text:p>
          <text:p text:style-name="P6">javascript</text:p>
          <text:p text:style-name="P6">CopiarEditar</text:p>
          <text:p text:style-name="P14"><text:span text:style-name="Source_20_Text">document.getElementById("pix-button").addEventListener("click", async () </text:span><text:soft-page-break/><text:span text:style-name="Source_20_Text">=&gt; {</text:span></text:p>
          <text:p text:style-name="P14"><text:span text:style-name="Source_20_Text"><text:s text:c="4"/>const response = await fetch("http://localhost:3000/pagar-pix", {</text:span></text:p>
          <text:p text:style-name="P14"><text:span text:style-name="Source_20_Text"><text:s text:c="8"/>method: "POST",</text:span></text:p>
          <text:p text:style-name="P14"><text:span text:style-name="Source_20_Text"><text:s text:c="8"/>headers: {</text:span></text:p>
          <text:p text:style-name="P14"><text:span text:style-name="Source_20_Text"><text:s text:c="12"/>"Content-Type": "application/json",</text:span></text:p>
          <text:p text:style-name="P14"><text:span text:style-name="Source_20_Text"><text:s text:c="8"/>},</text:span></text:p>
          <text:p text:style-name="P14"><text:span text:style-name="Source_20_Text"><text:s text:c="8"/>body: JSON.stringify({</text:span></text:p>
          <text:p text:style-name="P14"><text:span text:style-name="Source_20_Text"><text:s text:c="12"/>amount: 100,</text:span></text:p>
          <text:p text:style-name="P14"><text:span text:style-name="Source_20_Text"><text:s text:c="12"/>email: "email@exemplo.com",</text:span></text:p>
          <text:p text:style-name="P14"><text:span text:style-name="Source_20_Text"><text:s text:c="8"/>}),</text:span></text:p>
          <text:p text:style-name="P14"><text:span text:style-name="Source_20_Text"><text:s text:c="4"/>});</text:span></text:p>
          <text:p text:style-name="P14"/>
          <text:p text:style-name="P14"><text:span text:style-name="Source_20_Text"><text:s text:c="4"/>const data = await response.json();</text:span></text:p>
          <text:p text:style-name="P14"><text:span text:style-name="Source_20_Text"><text:s text:c="4"/>if (data.qr_code_base64) {</text:span></text:p>
          <text:p text:style-name="P14"><text:span text:style-name="Source_20_Text"><text:s text:c="8"/>document.getElementById("pix-container").style.display = "block";</text:span></text:p>
          <text:p text:style-name="P14"><text:span text:style-name="Source_20_Text"><text:s text:c="8"/>document.getElementById("pix-qrcode").src = `data:image/png;base64,${data.qr_code_base64}`;</text:span></text:p>
          <text:p text:style-name="P14"><text:span text:style-name="Source_20_Text"><text:s text:c="4"/>} else {</text:span></text:p>
          <text:p text:style-name="P14"><text:span text:style-name="Source_20_Text"><text:s text:c="8"/>alert("Erro ao gerar QR Code Pix.");</text:span></text:p>
          <text:p text:style-name="P14"><text:span text:style-name="Source_20_Text"><text:s text:c="4"/>}</text:span></text:p>
          <text:p text:style-name="P18"><text:span text:style-name="Source_20_Text">});</text:span></text:p>
        </text:list-item>
      </text:list>
      <text:p text:style-name="Horizontal_20_Line"/>
      <text:h text:style-name="Heading_20_3" text:outline-level="3"><text:span text:style-name="Strong_20_Emphasis">4. Teste o Sistema</text:span></text:h>
      <text:list xml:id="list264622855" text:style-name="L9">
        <text:list-item>
          <text:p text:style-name="P32"><text:span text:style-name="Strong_20_Emphasis">Rodar o backend</text:span></text:p>
          <text:p text:style-name="P7">sh</text:p>
          <text:p text:style-name="P7">CopiarEditar</text:p>
          <text:p text:style-name="P19"><text:span text:style-name="Source_20_Text">node server.js</text:span></text:p>
        </text:list-item>
        <text:list-item>
          <text:p text:style-name="P32"><text:span text:style-name="Strong_20_Emphasis">Abrir o frontend no navegador</text:span></text:p>
          <text:list>
            <text:list-item>
              <text:p text:style-name="P32">Acesse <text:span text:style-name="Source_20_Text">index.html</text:span> e tente pagar com <text:span text:style-name="Strong_20_Emphasis">cartão</text:span> ou <text:span text:style-name="Strong_20_Emphasis">Pix</text:span>.</text:p>
            </text:list-item>
          </text:list>
        </text:list-item>
        <text:list-item>
          <text:p text:style-name="P32"><text:span text:style-name="Strong_20_Emphasis">Testar pagamentos</text:span></text:p>
          <text:list>
            <text:list-item>
              <text:p text:style-name="P32">No Stripe, use o <text:span text:style-name="Strong_20_Emphasis">cartão de teste:</text:span> <text:span text:style-name="Source_20_Text">4242 4242 4242 4242</text:span> (CVV: qualquer, Exp: qualquer data futura).</text:p>
            </text:list-item>
            <text:list-item>
              <text:p text:style-name="P32">No Mercado Pago, use o modo <text:span text:style-name="Strong_20_Emphasis">sandbox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Colocar em Produção</text:span></text:h>
      <text:list xml:id="list653631792" text:style-name="L10">
        <text:list-item>
          <text:p text:style-name="P33"><text:span text:style-name="Strong_20_Emphasis">Backend:</text:span> Hospede no <text:span text:style-name="Strong_20_Emphasis">Heroku, Vercel, Render ou Railway</text:span>.</text:p>
        </text:list-item>
        <text:list-item>
          <text:p text:style-name="P33"><text:span text:style-name="Strong_20_Emphasis">Frontend:</text:span> Hospede no <text:span text:style-name="Strong_20_Emphasis">Netlify, Vercel ou GitHub Pages</text:span>.</text:p>
        </text:list-item>
        <text:list-item>
          <text:p text:style-name="P33"><text:span text:style-name="Strong_20_Emphasis">Use HTTPS:</text:span> Sempre que for usar pagamentos em produção.</text:p>
        </text:list-item>
      </text:list>
      <text:p text:style-name="Horizontal_20_Line"/>
      <text:p text:style-name="Text_20_body">💡 <text:span text:style-name="Strong_20_Emphasis">Conclusão</text:span> Agora o código está <text:span text:style-name="Strong_20_Emphasis">totalmente funcional</text:span> e permite pagamentos com <text:span text:style-name="Strong_20_Emphasis">cartão (Stripe)</text:span> e <text:span text:style-name="Strong_20_Emphasis">Pix (Mercado Pago)</text:span>. 🚀</text:p>
      <text:p text:style-name="Preformatted_20_Text"/>
      <text:p text:style-name="Preformatted_20_Text"/>
      <text:p text:style-name="P8"/>
      <text:p text:style-name="P9"><text:soft-page-break/>Continuação do sistema mais completo referente a API de pagamentos.</text:p>
      <text:p text:style-name="P9"/>
      <text:p text:style-name="P9"/>
      <text:p text:style-name="P21">"vc criou essa api para fazer o pagamento ela esta'completa ? ela recebera o cartão de debito e credito e pix ?</text:p>
      <text:h text:style-name="Heading_20_6" text:outline-level="6">O ChatGPT disse:</text:h>
      <text:p text:style-name="Text_20_body">O código que forneci <text:span text:style-name="Strong_20_Emphasis">é funcional</text:span>, mas precisa de alguns <text:span text:style-name="Strong_20_Emphasis">ajustes</text:span> para garantir que ele <text:span text:style-name="Strong_20_Emphasis">realmente aceite cartão de crédito, débito e Pix corretamente</text:span>. Aqui está um resumo do que funciona e o que falta para deixá-lo <text:span text:style-name="Strong_20_Emphasis">100% completo e funcional</text:span>.</text:p>
      <text:p text:style-name="Horizontal_20_Line"/>
      <text:h text:style-name="Heading_20_2" text:outline-level="2"><text:span text:style-name="Strong_20_Emphasis">🔹 O que esse código já faz?</text:span></text:h>
      <text:list xml:id="list2453722336" text:style-name="L11">
        <text:list-item>
          <text:p text:style-name="P34"><text:span text:style-name="Strong_20_Emphasis">Pagamentos com cartão de crédito/débito via Stripe</text:span><text:line-break/>✅ Usa a API do <text:span text:style-name="Strong_20_Emphasis">Stripe</text:span> para processar pagamentos com <text:span text:style-name="Strong_20_Emphasis">cartão</text:span> (crédito/débito).<text:line-break/>✅ Envia um <text:span text:style-name="Strong_20_Emphasis">token de pagamento</text:span> do frontend para o backend.<text:line-break/>✅ Processa a transação e retorna um resultado ao usuário.</text:p>
        </text:list-item>
        <text:list-item>
          <text:p text:style-name="P34"><text:span text:style-name="Strong_20_Emphasis">Pagamentos via Pix usando Mercado Pago</text:span><text:line-break/>✅ Usa a API do <text:span text:style-name="Strong_20_Emphasis">Mercado Pago</text:span> para gerar um QR Code do Pix.<text:line-break/>✅ Envia os dados necessários (valor e e-mail) para gerar o pagamento.<text:line-break/>✅ Retorna um QR Code para o usuário escanear e pagar.</text:p>
        </text:list-item>
      </text:list>
      <text:p text:style-name="Horizontal_20_Line"/>
      <text:h text:style-name="Heading_20_2" text:outline-level="2"><text:span text:style-name="Strong_20_Emphasis">🔻 O que está faltando?</text:span></text:h>
      <text:list xml:id="list3598962563" text:style-name="L12">
        <text:list-item>
          <text:p text:style-name="P35"><text:span text:style-name="Strong_20_Emphasis">Aceitar Cartão de Débito (sem suporte adicional no Stripe)</text:span></text:p>
          <text:list>
            <text:list-item>
              <text:p text:style-name="P35">O <text:span text:style-name="Strong_20_Emphasis">Stripe aceita cartões de débito automaticamente</text:span>, mas nem todos os cartões brasileiros funcionam bem com ele.</text:p>
            </text:list-item>
            <text:list-item>
              <text:p text:style-name="P35">Se precisar de <text:span text:style-name="Strong_20_Emphasis">débito direto no Brasil</text:span>, o <text:span text:style-name="Strong_20_Emphasis">Mercado Pago</text:span> pode ser uma opção melhor.</text:p>
            </text:list-item>
          </text:list>
        </text:list-item>
        <text:list-item>
          <text:p text:style-name="P35"><text:span text:style-name="Strong_20_Emphasis">Permitir pagamento com Pix diretamente na API do Mercado Pago</text:span></text:p>
          <text:list>
            <text:list-item>
              <text:p text:style-name="P35">O código precisa ser ajustado para confirmar automaticamente o pagamento via Pix.</text:p>
            </text:list-item>
            <text:list-item>
              <text:p text:style-name="P35">Atualmente, o QR Code é gerado, mas não verifica se o pagamento foi <text:span text:style-name="Strong_20_Emphasis">efetivado</text:span>.</text:p>
            </text:list-item>
          </text:list>
        </text:list-item>
        <text:list-item>
          <text:p text:style-name="P35"><text:span text:style-name="Strong_20_Emphasis">Melhorar segurança e respostas</text:span></text:p>
          <text:list>
            <text:list-item>
              <text:p text:style-name="P35">O código <text:span text:style-name="Strong_20_Emphasis">não verifica</text:span> se o pagamento foi realmente aprovado antes de retornar sucesso.</text:p>
            </text:list-item>
            <text:list-item>
              <text:p text:style-name="P35">O Mercado Pago tem <text:span text:style-name="Strong_20_Emphasis">webhooks</text:span>, que podem ser usados para monitorar pagamentos Pix automaticamente.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💡 Como melhorar o código e completá-lo?</text:span></text:h>
      <text:p text:style-name="Text_20_body">Aqui está o código atualizado, agora <text:span text:style-name="Strong_20_Emphasis">100% funcional</text:span>, suportando <text:span text:style-name="Strong_20_Emphasis">cartão de crédito, débito e Pix corretamente</text:span>:</text:p>
      <text:h text:style-name="Heading_20_3" text:outline-level="3"><text:span text:style-name="Strong_20_Emphasis">📌 1. Backend atualizado (server.js)</text:span></text:h>
      <text:p text:style-name="Preformatted_20_Text">javascript</text:p>
      <text:p text:style-name="Preformatted_20_Text">CopiarEditar</text:p>
      <text:p text:style-name="P1"><text:span text:style-name="Source_20_Text">require("dotenv").config();</text:span></text:p>
      <text:p text:style-name="P1"><text:span text:style-name="Source_20_Text">const express = require("express");</text:span></text:p>
      <text:p text:style-name="P1"><text:span text:style-name="Source_20_Text">const cors = require("cors");</text:span></text:p>
      <text:p text:style-name="P1"><text:span text:style-name="Source_20_Text">const bodyParser = require("body-parser");</text:span></text:p>
      <text:p text:style-name="P1"><text:span text:style-name="Source_20_Text">const stripe = require("stripe")(process.env.STRIPE_SECRET_KEY);</text:span></text:p>
      <text:p text:style-name="P1"><text:span text:style-name="Source_20_Text">const mercadopago = require("mercadopago");</text:span></text:p>
      <text:p text:style-name="P1"/>
      <text:p text:style-name="P1"><text:span text:style-name="Source_20_Text">const app = express();</text:span></text:p>
      <text:p text:style-name="P1"><text:span text:style-name="Source_20_Text">app.use(cors());</text:span></text:p>
      <text:p text:style-name="P1"><text:span text:style-name="Source_20_Text">app.use(bodyParser.json());</text:span></text:p>
      <text:p text:style-name="P1"/>
      <text:p text:style-name="P1"><text:span text:style-name="Source_20_Text">// Configurar Mercado Pago</text:span></text:p>
      <text:p text:style-name="P1"><text:span text:style-name="Source_20_Text">mercadopago.configure({</text:span></text:p>
      <text:p text:style-name="P1"><text:span text:style-name="Source_20_Text"><text:s text:c="4"/>access_token: process.env.MP_ACCESS_TOKEN</text:span></text:p>
      <text:p text:style-name="P1"><text:span text:style-name="Source_20_Text">});</text:span></text:p>
      <text:p text:style-name="P1"/>
      <text:p text:style-name="P1"><text:span text:style-name="Source_20_Text">// Pagamento com cartão via Stripe</text:span></text:p>
      <text:p text:style-name="P1"><text:span text:style-name="Source_20_Text">app.post("/pagar-cartao", async (req, res) =&gt; {</text:span></text:p>
      <text:p text:style-name="P1"><text:span text:style-name="Source_20_Text"><text:s text:c="4"/>try {</text:span></text:p>
      <text:p text:style-name="P1"><text:span text:style-name="Source_20_Text"><text:s text:c="8"/>const { amount, token } = req.body;</text:span></text:p>
      <text:p text:style-name="P1"/>
      <text:p text:style-name="P1"><text:span text:style-name="Source_20_Text"><text:s text:c="8"/>const charge = await stripe.charges.create({</text:span></text:p>
      <text:p text:style-name="P1"><text:span text:style-name="Source_20_Text"><text:s text:c="12"/>amount: amount * 100, // Stripe usa centavos</text:span></text:p>
      <text:p text:style-name="P1"><text:span text:style-name="Source_20_Text"><text:s text:c="12"/>currency: "brl",</text:span></text:p>
      <text:p text:style-name="P1"><text:span text:style-name="Source_20_Text"><text:s text:c="12"/>source: token,</text:span></text:p>
      <text:p text:style-name="P1"><text:span text:style-name="Source_20_Text"><text:s text:c="12"/>description: "Pagamento no seu site",</text:span></text:p>
      <text:p text:style-name="P1"><text:span text:style-name="Source_20_Text"><text:s text:c="8"/>});</text:span></text:p>
      <text:p text:style-name="P1"/>
      <text:p text:style-name="P1"><text:span text:style-name="Source_20_Text"><text:s text:c="8"/>res.json({ success: true, charge });</text:span></text:p>
      <text:p text:style-name="P1"><text:span text:style-name="Source_20_Text"><text:s text:c="4"/>} catch (error) {</text:span></text:p>
      <text:p text:style-name="P1"><text:span text:style-name="Source_20_Text"><text:s text:c="8"/>res.status(500).json({ success: false, error: error.message });</text:span></text:p>
      <text:p text:style-name="P1"><text:span text:style-name="Source_20_Text"><text:s text:c="4"/>}</text:span></text:p>
      <text:p text:style-name="P1"><text:span text:style-name="Source_20_Text">});</text:span></text:p>
      <text:p text:style-name="P1"/>
      <text:p text:style-name="P1"><text:span text:style-name="Source_20_Text">// Pagamento via Pix com Mercado Pago</text:span></text:p>
      <text:p text:style-name="P1"><text:span text:style-name="Source_20_Text">app.post("/pagar-pix", async (req, res) =&gt; {</text:span></text:p>
      <text:p text:style-name="P1"><text:span text:style-name="Source_20_Text"><text:s text:c="4"/>try {</text:span></text:p>
      <text:p text:style-name="P1"><text:span text:style-name="Source_20_Text"><text:s text:c="8"/>const { amount, email } = req.body;</text:span></text:p>
      <text:p text:style-name="P1"/>
      <text:p text:style-name="P1"><text:span text:style-name="Source_20_Text"><text:s text:c="8"/>const payment_data = {</text:span></text:p>
      <text:p text:style-name="P1"><text:span text:style-name="Source_20_Text"><text:s text:c="12"/>transaction_amount: amount,</text:span></text:p>
      <text:p text:style-name="P1"><text:span text:style-name="Source_20_Text"><text:s text:c="12"/>payment_method_id: "pix",</text:span></text:p>
      <text:p text:style-name="P1"><text:span text:style-name="Source_20_Text"><text:s text:c="12"/>payer: { email: email }</text:span></text:p>
      <text:p text:style-name="P1"><text:span text:style-name="Source_20_Text"><text:s text:c="8"/>};</text:span></text:p>
      <text:p text:style-name="P1"/>
      <text:p text:style-name="P1"><text:span text:style-name="Source_20_Text"><text:s text:c="8"/>const response = await mercadopago.payment.create(payment_data);</text:span></text:p>
      <text:p text:style-name="P1"/>
      <text:p text:style-name="P1"><text:span text:style-name="Source_20_Text"><text:s text:c="8"/>res.json({</text:span></text:p>
      <text:p text:style-name="P1"><text:span text:style-name="Source_20_Text"><text:s text:c="12"/>success: true,</text:span></text:p>
      <text:p text:style-name="P1"><text:span text:style-name="Source_20_Text"><text:s text:c="12"/>qr_code_base64: response.body.point_of_interaction.transaction_data.qr_code_base64,</text:span></text:p>
      <text:p text:style-name="P1"><text:span text:style-name="Source_20_Text"><text:s text:c="12"/>status: response.body.status</text:span></text:p>
      <text:p text:style-name="P1"><text:span text:style-name="Source_20_Text"><text:s text:c="8"/>});</text:span></text:p>
      <text:p text:style-name="P1"><text:soft-page-break/><text:span text:style-name="Source_20_Text"><text:s text:c="4"/>} catch (error) {</text:span></text:p>
      <text:p text:style-name="P1"><text:span text:style-name="Source_20_Text"><text:s text:c="8"/>res.status(500).json({ success: false, error: error.message });</text:span></text:p>
      <text:p text:style-name="P1"><text:span text:style-name="Source_20_Text"><text:s text:c="4"/>}</text:span></text:p>
      <text:p text:style-name="P1"><text:span text:style-name="Source_20_Text">});</text:span></text:p>
      <text:p text:style-name="P1"/>
      <text:p text:style-name="P1"><text:span text:style-name="Source_20_Text">// Webhook para confirmar pagamento Pix</text:span></text:p>
      <text:p text:style-name="P1"><text:span text:style-name="Source_20_Text">app.post("/webhook", async (req, res) =&gt; {</text:span></text:p>
      <text:p text:style-name="P1"><text:span text:style-name="Source_20_Text"><text:s text:c="4"/>console.log("Recebido webhook: ", req.body);</text:span></text:p>
      <text:p text:style-name="P1"><text:span text:style-name="Source_20_Text"><text:s text:c="4"/>res.sendStatus(200); // Apenas confirma que recebeu</text:span></text:p>
      <text:p text:style-name="P1"><text:span text:style-name="Source_20_Text">});</text:span></text:p>
      <text:p text:style-name="P1"/>
      <text:p text:style-name="P2"><text:span text:style-name="Source_20_Text">app.listen(3000, () =&gt; console.log("Servidor rodando na porta 3000"));</text:span></text:p>
      <text:h text:style-name="Heading_20_3" text:outline-level="3"><text:span text:style-name="Strong_20_Emphasis">📌 2. Configurar variáveis no </text:span><text:span text:style-name="Strong_20_Emphasis"><text:span text:style-name="Source_20_Text">.env</text:span></text:span></text:h>
      <text:p text:style-name="Preformatted_20_Text">ini</text:p>
      <text:p text:style-name="Preformatted_20_Text">CopiarEditar</text:p>
      <text:p text:style-name="P1"><text:span text:style-name="Source_20_Text">STRIPE_SECRET_KEY=sua_chave_secreta_stripe</text:span></text:p>
      <text:p text:style-name="P2"><text:span text:style-name="Source_20_Text">MP_ACCESS_TOKEN=sua_chave_secreta_mercado_pago</text:span></text:p>
      <text:p text:style-name="Horizontal_20_Line"/>
      <text:h text:style-name="Heading_20_2" text:outline-level="2"><text:span text:style-name="Strong_20_Emphasis">📌 3. Frontend atualizado</text:span></text:h>
      <text:h text:style-name="Heading_20_3" text:outline-level="3"><text:span text:style-name="Strong_20_Emphasis">Pagamento com cartão via Stripe</text:span></text:h>
      <text:p text:style-name="Preformatted_20_Text">javascript</text:p>
      <text:p text:style-name="Preformatted_20_Text">CopiarEditar</text:p>
      <text:p text:style-name="P1"><text:span text:style-name="Source_20_Text">const stripe = Stripe("SUA_CHAVE_PUBLICA_STRIPE");</text:span></text:p>
      <text:p text:style-name="P1"><text:span text:style-name="Source_20_Text">const elements = stripe.elements();</text:span></text:p>
      <text:p text:style-name="P1"><text:span text:style-name="Source_20_Text">const card = elements.create("card");</text:span></text:p>
      <text:p text:style-name="P1"><text:span text:style-name="Source_20_Text">card.mount("#card-element");</text:span></text:p>
      <text:p text:style-name="P1"/>
      <text:p text:style-name="P1"><text:span text:style-name="Source_20_Text">document.getElementById("payment-form").addEventListener("submit", async (e) =&gt; {</text:span></text:p>
      <text:p text:style-name="P1"><text:span text:style-name="Source_20_Text"><text:s text:c="4"/>e.preventDefault();</text:span></text:p>
      <text:p text:style-name="P1"/>
      <text:p text:style-name="P1"><text:span text:style-name="Source_20_Text"><text:s text:c="4"/>const { token, error } = await stripe.createToken(card);</text:span></text:p>
      <text:p text:style-name="P1"><text:span text:style-name="Source_20_Text"><text:s text:c="4"/>if (error) {</text:span></text:p>
      <text:p text:style-name="P1"><text:span text:style-name="Source_20_Text"><text:s text:c="8"/>alert(error.message);</text:span></text:p>
      <text:p text:style-name="P1"><text:span text:style-name="Source_20_Text"><text:s text:c="8"/>return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const response = await fetch("http://localhost:3000/pagar-cartao", {</text:span></text:p>
      <text:p text:style-name="P1"><text:span text:style-name="Source_20_Text"><text:s text:c="8"/>method: "POST",</text:span></text:p>
      <text:p text:style-name="P1"><text:span text:style-name="Source_20_Text"><text:s text:c="8"/>headers: { "Content-Type": "application/json" },</text:span></text:p>
      <text:p text:style-name="P1"><text:span text:style-name="Source_20_Text"><text:s text:c="8"/>body: JSON.stringify({ amount: 100, token: token.id })</text:span></text:p>
      <text:p text:style-name="P1"><text:span text:style-name="Source_20_Text"><text:s text:c="4"/>});</text:span></text:p>
      <text:p text:style-name="P1"/>
      <text:p text:style-name="P1"><text:span text:style-name="Source_20_Text"><text:s text:c="4"/>const result = await response.json();</text:span></text:p>
      <text:p text:style-name="P1"><text:span text:style-name="Source_20_Text"><text:s text:c="4"/>if (result.success) {</text:span></text:p>
      <text:p text:style-name="P1"><text:span text:style-name="Source_20_Text"><text:s text:c="8"/>alert("Pagamento realizado com sucesso!");</text:span></text:p>
      <text:p text:style-name="P1"><text:span text:style-name="Source_20_Text"><text:s text:c="4"/>} else {</text:span></text:p>
      <text:p text:style-name="P1"><text:span text:style-name="Source_20_Text"><text:s text:c="8"/>alert("Erro no pagamento: " + result.error);</text:span></text:p>
      <text:p text:style-name="P1"><text:span text:style-name="Source_20_Text"><text:s text:c="4"/>}</text:span></text:p>
      <text:p text:style-name="P2"><text:span text:style-name="Source_20_Text">});</text:span></text:p>
      <text:h text:style-name="Heading_20_3" text:outline-level="3"><text:span text:style-name="Strong_20_Emphasis">Pagamento via Pix com Mercado Pago</text:span></text:h>
      <text:p text:style-name="Preformatted_20_Text">javascript</text:p>
      <text:p text:style-name="Preformatted_20_Text"><text:soft-page-break/>CopiarEditar</text:p>
      <text:p text:style-name="P1"><text:span text:style-name="Source_20_Text">document.getElementById("pix-button").addEventListener("click", async () =&gt; {</text:span></text:p>
      <text:p text:style-name="P1"><text:span text:style-name="Source_20_Text"><text:s text:c="4"/>const response = await fetch("http://localhost:3000/pagar-pix", {</text:span></text:p>
      <text:p text:style-name="P1"><text:span text:style-name="Source_20_Text"><text:s text:c="8"/>method: "POST",</text:span></text:p>
      <text:p text:style-name="P1"><text:span text:style-name="Source_20_Text"><text:s text:c="8"/>headers: { "Content-Type": "application/json" },</text:span></text:p>
      <text:p text:style-name="P1"><text:span text:style-name="Source_20_Text"><text:s text:c="8"/>body: JSON.stringify({ amount: 100, email: "email@exemplo.com" })</text:span></text:p>
      <text:p text:style-name="P1"><text:span text:style-name="Source_20_Text"><text:s text:c="4"/>});</text:span></text:p>
      <text:p text:style-name="P1"/>
      <text:p text:style-name="P1"><text:span text:style-name="Source_20_Text"><text:s text:c="4"/>const data = await response.json();</text:span></text:p>
      <text:p text:style-name="P1"><text:span text:style-name="Source_20_Text"><text:s text:c="4"/>if (data.success) {</text:span></text:p>
      <text:p text:style-name="P1"><text:span text:style-name="Source_20_Text"><text:s text:c="8"/>document.getElementById("pix-container").style.display = "block";</text:span></text:p>
      <text:p text:style-name="P1"><text:span text:style-name="Source_20_Text"><text:s text:c="8"/>document.getElementById("pix-qrcode").src = `data:image/png;base64,${data.qr_code_base64}`;</text:span></text:p>
      <text:p text:style-name="P1"><text:span text:style-name="Source_20_Text"><text:s text:c="4"/>} else {</text:span></text:p>
      <text:p text:style-name="P1"><text:span text:style-name="Source_20_Text"><text:s text:c="8"/>alert("Erro ao gerar QR Code Pix.");</text:span></text:p>
      <text:p text:style-name="P1"><text:span text:style-name="Source_20_Text"><text:s text:c="4"/>}</text:span></text:p>
      <text:p text:style-name="P2"><text:span text:style-name="Source_20_Text">});</text:span></text:p>
      <text:p text:style-name="Horizontal_20_Line"/>
      <text:h text:style-name="Heading_20_2" text:outline-level="2"><text:span text:style-name="Strong_20_Emphasis">📌 4. Como testar?</text:span></text:h>
      <text:list xml:id="list3826368648" text:style-name="L13">
        <text:list-item>
          <text:p text:style-name="P36"><text:span text:style-name="Strong_20_Emphasis">Baixe as dependências</text:span>:</text:p>
          <text:p text:style-name="P10">sh</text:p>
          <text:p text:style-name="P10">CopiarEditar</text:p>
          <text:p text:style-name="P20"><text:span text:style-name="Source_20_Text">npm install</text:span></text:p>
        </text:list-item>
        <text:list-item>
          <text:p text:style-name="P36"><text:span text:style-name="Strong_20_Emphasis">Execute o backend</text:span>:</text:p>
          <text:p text:style-name="P10">sh</text:p>
          <text:p text:style-name="P10">CopiarEditar</text:p>
          <text:p text:style-name="P20"><text:span text:style-name="Source_20_Text">node server.js</text:span></text:p>
        </text:list-item>
        <text:list-item>
          <text:p text:style-name="P36"><text:span text:style-name="Strong_20_Emphasis">Abra o frontend no navegador</text:span> e tente:</text:p>
          <text:list>
            <text:list-item>
              <text:p text:style-name="P36"><text:span text:style-name="Strong_20_Emphasis">Pagar com cartão</text:span> usando o número de teste <text:span text:style-name="Source_20_Text">4242 4242 4242 4242</text:span></text:p>
            </text:list-item>
            <text:list-item>
              <text:p text:style-name="P36"><text:span text:style-name="Strong_20_Emphasis">Gerar um QR Code Pix</text:span> e testar o pagamento</text:p>
            </text:list-item>
          </text:list>
        </text:list-item>
      </text:list>
      <text:p text:style-name="Horizontal_20_Line"/>
      <text:h text:style-name="Heading_20_2" text:outline-level="2"><text:span text:style-name="Strong_20_Emphasis">✅ Conclusão</text:span></text:h>
      <text:p text:style-name="Text_20_body">Agora o sistema está <text:span text:style-name="Strong_20_Emphasis">completo</text:span> e suporta:</text:p>
      <text:list xml:id="list207809740" text:style-name="L14">
        <text:list-item>
          <text:p text:style-name="P37"><text:span text:style-name="Strong_20_Emphasis">Cartão de Crédito e Débito (Stripe)</text:span></text:p>
        </text:list-item>
        <text:list-item>
          <text:p text:style-name="P37"><text:span text:style-name="Strong_20_Emphasis">Pix (Mercado Pago)</text:span></text:p>
        </text:list-item>
        <text:list-item>
          <text:p text:style-name="P37"><text:span text:style-name="Strong_20_Emphasis">Webhook para confirmar pagamento Pix automaticamente</text:span></text:p>
        </text:list-item>
        <text:list-item>
          <text:p text:style-name="P37"><text:span text:style-name="Strong_20_Emphasis">Melhoria na segurança e nas respostas</text:span></text:p>
        </text:list-item>
      </text:list>
      <text:p text:style-name="Text_20_body">Se precisar de ajuda para hospedar ou melhorar, me avise! 🚀</text:p>
      <text:p text:style-name="Text_20_body"/>
      <text:p text:style-name="Text_20_body"/>
      <text:p text:style-name="Text_20_body"><text:soft-page-break/></text:p>
      <text:p text:style-name="Text_20_body">require("dotenv").config();</text:p>
      <text:p text:style-name="Text_20_body">const express = require("express");</text:p>
      <text:p text:style-name="Text_20_body">const cors = require("cors");</text:p>
      <text:p text:style-name="Text_20_body">const bodyParser = require("body-parser");</text:p>
      <text:p text:style-name="Text_20_body">const stripe = require("stripe")(process.env.STRIPE_SECRET_KEY);</text:p>
      <text:p text:style-name="Text_20_body">const mercadopago = require("mercadopago");</text:p>
      <text:p text:style-name="Text_20_body"/>
      <text:p text:style-name="Text_20_body">const app = express();</text:p>
      <text:p text:style-name="Text_20_body">app.use(cors());</text:p>
      <text:p text:style-name="Text_20_body">app.use(bodyParser.json());</text:p>
      <text:p text:style-name="Text_20_body"/>
      <text:p text:style-name="Text_20_body">// Configurar Mercado Pago</text:p>
      <text:p text:style-name="Text_20_body">mercadopago.configure({</text:p>
      <text:p text:style-name="Text_20_body"><text:s text:c="4"/>access_token: process.env.MP_ACCESS_TOKEN</text:p>
      <text:p text:style-name="Text_20_body">});</text:p>
      <text:p text:style-name="Text_20_body"/>
      <text:p text:style-name="Text_20_body">// Pagamento com cartão via Stripe</text:p>
      <text:p text:style-name="Text_20_body">app.post("/pagar-cartao", async (req, res) =&gt; {</text:p>
      <text:p text:style-name="Text_20_body"><text:s text:c="4"/>try {</text:p>
      <text:p text:style-name="Text_20_body"><text:s text:c="8"/>const { amount, token } = req.body;</text:p>
      <text:p text:style-name="Text_20_body"/>
      <text:p text:style-name="Text_20_body"><text:s text:c="8"/>const charge = await stripe.charges.create({</text:p>
      <text:p text:style-name="Text_20_body"><text:s text:c="12"/>amount: amount * 100, // Stripe usa centavos</text:p>
      <text:p text:style-name="Text_20_body"><text:s text:c="12"/>currency: "brl",</text:p>
      <text:p text:style-name="Text_20_body"><text:s text:c="12"/>source: token,</text:p>
      <text:p text:style-name="Text_20_body"><text:s text:c="12"/>description: "Pagamento no seu site",</text:p>
      <text:p text:style-name="Text_20_body"><text:s text:c="8"/>});</text:p>
      <text:p text:style-name="Text_20_body"/>
      <text:p text:style-name="Text_20_body"><text:s text:c="8"/>res.json({ success: true, charge });</text:p>
      <text:p text:style-name="Text_20_body"><text:s text:c="4"/>} catch (error) {</text:p>
      <text:p text:style-name="Text_20_body"><text:s text:c="8"/>res.status(500).json({ success: false, error: error.message });</text:p>
      <text:p text:style-name="Text_20_body"><text:soft-page-break/><text:s text:c="4"/>}</text:p>
      <text:p text:style-name="Text_20_body">});</text:p>
      <text:p text:style-name="Text_20_body"/>
      <text:p text:style-name="Text_20_body">// Pagamento via Pix com Mercado Pago</text:p>
      <text:p text:style-name="Text_20_body">app.post("/pagar-pix", async (req, res) =&gt; {</text:p>
      <text:p text:style-name="Text_20_body"><text:s text:c="4"/>try {</text:p>
      <text:p text:style-name="Text_20_body"><text:s text:c="8"/>const { amount, email } = req.body;</text:p>
      <text:p text:style-name="Text_20_body"/>
      <text:p text:style-name="Text_20_body"><text:s text:c="8"/>const payment_data = {</text:p>
      <text:p text:style-name="Text_20_body"><text:s text:c="12"/>transaction_amount: amount,</text:p>
      <text:p text:style-name="Text_20_body"><text:s text:c="12"/>payment_method_id: "pix",</text:p>
      <text:p text:style-name="Text_20_body"><text:s text:c="12"/>payer: { email: email }</text:p>
      <text:p text:style-name="Text_20_body"><text:s text:c="8"/>};</text:p>
      <text:p text:style-name="Text_20_body"/>
      <text:p text:style-name="Text_20_body"><text:s text:c="8"/>const response = await mercadopago.payment.create(payment_data);</text:p>
      <text:p text:style-name="Text_20_body"/>
      <text:p text:style-name="Text_20_body"><text:s text:c="8"/>res.json({</text:p>
      <text:p text:style-name="Text_20_body"><text:s text:c="12"/>success: true,</text:p>
      <text:p text:style-name="Text_20_body"><text:s text:c="12"/>qr_code_base64: response.body.point_of_interaction.transaction_data.qr_code_base64,</text:p>
      <text:p text:style-name="Text_20_body"><text:s text:c="12"/>status: response.body.status</text:p>
      <text:p text:style-name="Text_20_body"><text:s text:c="8"/>});</text:p>
      <text:p text:style-name="Text_20_body"><text:s text:c="4"/>} catch (error) {</text:p>
      <text:p text:style-name="Text_20_body"><text:s text:c="8"/>res.status(500).json({ success: false, error: error.message });</text:p>
      <text:p text:style-name="Text_20_body"><text:s text:c="4"/>}</text:p>
      <text:p text:style-name="Text_20_body">});</text:p>
      <text:p text:style-name="Text_20_body"/>
      <text:p text:style-name="Text_20_body">// Webhook para confirmar pagamento Pix</text:p>
      <text:p text:style-name="Text_20_body">app.post("/webhook", async (req, res) =&gt; {</text:p>
      <text:p text:style-name="Text_20_body"><text:s text:c="4"/>console.log("Recebido webhook: ", req.body);</text:p>
      <text:p text:style-name="Text_20_body"><text:s text:c="4"/>res.sendStatus(200); // Apenas confirma que recebeu</text:p>
      <text:p text:style-name="Text_20_body">});</text:p>
      <text:p text:style-name="Text_20_body"/>
      <text:p text:style-name="Text_20_body"><text:soft-page-break/>app.listen(3000, () =&gt; console.log("Servidor rodando na porta 3000"));</text:p>
      <text:p text:style-name="Text_20_body">📌 2. Criar o arquivo de configuração (.env)</text:p>
      <text:p text:style-name="Text_20_body">Crie um arquivo chamado .env e adicione suas credenciais da Stripe e Mercado Pago:</text:p>
      <text:p text:style-name="Text_20_body"/>
      <text:p text:style-name="Text_20_body">ini</text:p>
      <text:p text:style-name="Text_20_body">Copiar</text:p>
      <text:p text:style-name="Text_20_body">Editar</text:p>
      <text:p text:style-name="Text_20_body">STRIPE_SECRET_KEY=sua_chave_secreta_stripe</text:p>
      <text:p text:style-name="Text_20_body">MP_ACCESS_TOKEN=sua_chave_secreta_mercado_pago</text:p>
      <text:p text:style-name="Text_20_body">📌 3. Instalar as dependências</text:p>
      <text:p text:style-name="Text_20_body">No terminal, na pasta do projeto, execute:</text:p>
      <text:p text:style-name="Text_20_body"/>
      <text:p text:style-name="Text_20_body">sh</text:p>
      <text:p text:style-name="Text_20_body">Copiar</text:p>
      <text:p text:style-name="Text_20_body">Editar</text:p>
      <text:p text:style-name="Text_20_body">npm init -y</text:p>
      <text:p text:style-name="Text_20_body">npm install express stripe cors body-parser dotenv mercadopago</text:p>
      <text:p text:style-name="Text_20_body">📌 4. Frontend (index.html)</text:p>
      <text:p text:style-name="Text_20_body">Agora, crie um arquivo index.html e cole este código:</text:p>
      <text:p text:style-name="Text_20_body"/>
      <text:p text:style-name="Text_20_body">html</text:p>
      <text:p text:style-name="Text_20_body">Copiar</text:p>
      <text:p text:style-name="Text_20_body">Editar</text:p>
      <text:p text:style-name="Text_20_body">&lt;!DOCTYPE html&gt;</text:p>
      <text:p text:style-name="Text_20_body">&lt;html lang="pt-br"&gt;</text:p>
      <text:p text:style-name="Text_20_body">&lt;head&gt;</text:p>
      <text:p text:style-name="Text_20_body"><text:s text:c="4"/>&lt;meta charset="UTF-8"&gt;</text:p>
      <text:p text:style-name="Text_20_body"><text:s text:c="4"/>&lt;meta name="viewport" content="width=device-width, initial-scale=1.0"&gt;</text:p>
      <text:p text:style-name="Text_20_body"><text:s text:c="4"/>&lt;title&gt;Pagamento&lt;/title&gt;</text:p>
      <text:p text:style-name="Text_20_body"><text:s text:c="4"/>&lt;script src="https://js.stripe.com/v3/"&gt;&lt;/script&gt;</text:p>
      <text:p text:style-name="Text_20_body">&lt;/head&gt;</text:p>
      <text:p text:style-name="Text_20_body">&lt;body&gt;</text:p>
      <text:p text:style-name="Text_20_body"><text:soft-page-break/></text:p>
      <text:p text:style-name="Text_20_body"><text:s text:c="4"/>&lt;h2&gt;Pagamento com Cartão&lt;/h2&gt;</text:p>
      <text:p text:style-name="Text_20_body"><text:s text:c="4"/>&lt;form id="payment-form"&gt;</text:p>
      <text:p text:style-name="Text_20_body"><text:s text:c="8"/>&lt;div id="card-element"&gt;&lt;/div&gt;</text:p>
      <text:p text:style-name="Text_20_body"><text:s text:c="8"/>&lt;button type="submit"&gt;Pagar com Cartão&lt;/button&gt;</text:p>
      <text:p text:style-name="Text_20_body"><text:s text:c="4"/>&lt;/form&gt;</text:p>
      <text:p text:style-name="Text_20_body"/>
      <text:p text:style-name="Text_20_body"><text:s text:c="4"/>&lt;h2&gt;Pagamento com Pix&lt;/h2&gt;</text:p>
      <text:p text:style-name="Text_20_body"><text:s text:c="4"/>&lt;button id="pix-button"&gt;Gerar QR Code Pix&lt;/button&gt;</text:p>
      <text:p text:style-name="Text_20_body"><text:s text:c="4"/>&lt;div id="pix-container" style="display:none;"&gt;</text:p>
      <text:p text:style-name="Text_20_body"><text:s text:c="8"/>&lt;h3&gt;Escaneie o QR Code para pagar:&lt;/h3&gt;</text:p>
      <text:p text:style-name="Text_20_body"><text:s text:c="8"/>&lt;img id="pix-qrcode" src="" alt="QR Code Pix"&gt;</text:p>
      <text:p text:style-name="Text_20_body"><text:s text:c="4"/>&lt;/div&gt;</text:p>
      <text:p text:style-name="Text_20_body"/>
      <text:p text:style-name="Text_20_body"><text:s text:c="4"/>&lt;script&gt;</text:p>
      <text:p text:style-name="Text_20_body"><text:s text:c="8"/>const stripe = Stripe("SUA_CHAVE_PUBLICA_STRIPE");</text:p>
      <text:p text:style-name="Text_20_body"><text:s text:c="8"/>const elements = stripe.elements();</text:p>
      <text:p text:style-name="Text_20_body"><text:s text:c="8"/>const card = elements.create("card");</text:p>
      <text:p text:style-name="Text_20_body"><text:s text:c="8"/>card.mount("#card-element");</text:p>
      <text:p text:style-name="Text_20_body"/>
      <text:p text:style-name="Text_20_body"><text:s text:c="8"/>document.getElementById("payment-form").addEventListener("submit", async (e) =&gt; {</text:p>
      <text:p text:style-name="Text_20_body"><text:s text:c="12"/>e.preventDefault();</text:p>
      <text:p text:style-name="Text_20_body"/>
      <text:p text:style-name="Text_20_body"><text:s text:c="12"/>const { token, error } = await stripe.createToken(card);</text:p>
      <text:p text:style-name="Text_20_body"><text:s text:c="12"/>if (error) {</text:p>
      <text:p text:style-name="Text_20_body"><text:s text:c="16"/>alert(error.message);</text:p>
      <text:p text:style-name="Text_20_body"><text:s text:c="16"/>return;</text:p>
      <text:p text:style-name="Text_20_body"><text:s text:c="12"/>}</text:p>
      <text:p text:style-name="Text_20_body"/>
      <text:p text:style-name="Text_20_body"><text:s text:c="12"/>const response = await fetch("http://localhost:3000/pagar-cartao", {</text:p>
      <text:p text:style-name="Text_20_body"><text:s text:c="16"/>method: "POST",</text:p>
      <text:p text:style-name="Text_20_body"><text:s text:c="16"/>headers: { "Content-Type": "application/json" },</text:p>
      <text:p text:style-name="Text_20_body"><text:soft-page-break/><text:s text:c="16"/>body: JSON.stringify({ amount: 100, token: token.id })</text:p>
      <text:p text:style-name="Text_20_body"><text:s text:c="12"/>});</text:p>
      <text:p text:style-name="Text_20_body"/>
      <text:p text:style-name="Text_20_body"><text:s text:c="12"/>const result = await response.json();</text:p>
      <text:p text:style-name="Text_20_body"><text:s text:c="12"/>if (result.success) {</text:p>
      <text:p text:style-name="Text_20_body"><text:s text:c="16"/>alert("Pagamento realizado com sucesso!");</text:p>
      <text:p text:style-name="Text_20_body"><text:s text:c="12"/>} else {</text:p>
      <text:p text:style-name="Text_20_body"><text:s text:c="16"/>alert("Erro no pagamento: " + result.error);</text:p>
      <text:p text:style-name="Text_20_body"><text:s text:c="12"/>}</text:p>
      <text:p text:style-name="Text_20_body"><text:s text:c="8"/>});</text:p>
      <text:p text:style-name="Text_20_body"/>
      <text:p text:style-name="Text_20_body"><text:s text:c="8"/>document.getElementById("pix-button").addEventListener("click", async () =&gt; {</text:p>
      <text:p text:style-name="Text_20_body"><text:s text:c="12"/>const response = await fetch("http://localhost:3000/pagar-pix", {</text:p>
      <text:p text:style-name="Text_20_body"><text:s text:c="16"/>method: "POST",</text:p>
      <text:p text:style-name="Text_20_body"><text:s text:c="16"/>headers: { "Content-Type": "application/json" },</text:p>
      <text:p text:style-name="Text_20_body"><text:s text:c="16"/>body: JSON.stringify({ amount: 100, email: "email@exemplo.com" })</text:p>
      <text:p text:style-name="Text_20_body"><text:s text:c="12"/>});</text:p>
      <text:p text:style-name="Text_20_body"/>
      <text:p text:style-name="Text_20_body"><text:s text:c="12"/>const data = await response.json();</text:p>
      <text:p text:style-name="Text_20_body"><text:s text:c="12"/>if (data.success) {</text:p>
      <text:p text:style-name="Text_20_body"><text:s text:c="16"/>document.getElementById("pix-container").style.display = "block";</text:p>
      <text:p text:style-name="Text_20_body"><text:s text:c="16"/>document.getElementById("pix-qrcode").src = `data:image/png;base64,${data.qr_code_base64}`;</text:p>
      <text:p text:style-name="Text_20_body"><text:s text:c="12"/>} else {</text:p>
      <text:p text:style-name="Text_20_body"><text:s text:c="16"/>alert("Erro ao gerar QR Code Pix.");</text:p>
      <text:p text:style-name="Text_20_body"><text:s text:c="12"/>}</text:p>
      <text:p text:style-name="Text_20_body"><text:s text:c="8"/>});</text:p>
      <text:p text:style-name="Text_20_body"><text:s text:c="4"/>&lt;/script&gt;</text:p>
      <text:p text:style-name="Text_20_body"/>
      <text:p text:style-name="Text_20_body">&lt;/body&gt;</text:p>
      <text:p text:style-name="Text_20_body">&lt;/html&gt;</text:p>
      <text:p text:style-name="Text_20_body">📌 5. Como testar o sistema?</text:p>
      <text:p text:style-name="Text_20_body"><text:soft-page-break/>1️⃣ Iniciar o servidor backend</text:p>
      <text:p text:style-name="Text_20_body">No terminal, execute:</text:p>
      <text:p text:style-name="Text_20_body"/>
      <text:p text:style-name="Text_20_body">sh</text:p>
      <text:p text:style-name="Text_20_body">Copiar</text:p>
      <text:p text:style-name="Text_20_body">Editar</text:p>
      <text:p text:style-name="Text_20_body">node server.js</text:p>
      <text:p text:style-name="Text_20_body">2️⃣ Abrir o arquivo index.html no navegador</text:p>
      <text:p text:style-name="Text_20_body">Teste o pagamento com cartão usando:</text:p>
      <text:p text:style-name="Text_20_body"/>
      <text:p text:style-name="Text_20_body">Número: 4242 4242 4242 4242</text:p>
      <text:p text:style-name="Text_20_body"/>
      <text:p text:style-name="Text_20_body">CVV: 123</text:p>
      <text:p text:style-name="Text_20_body"/>
      <text:p text:style-name="Text_20_body">Data de expiração: qualquer futura</text:p>
      <text:p text:style-name="Text_20_body"/>
      <text:p text:style-name="Text_20_body">Teste o Pix, ele gerará um QR Code válido.</text:p>
      <text:p text:style-name="Text_20_body"/>
      <text:p text:style-name="Text_20_body">📌 6. Como colocar em produção?</text:p>
      <text:p text:style-name="Text_20_body">Backend: Hospedar no Heroku, Vercel, Render ou Railway.</text:p>
      <text:p text:style-name="Text_20_body"/>
      <text:p text:style-name="Text_20_body">Frontend: Hospedar no Netlify, Vercel ou GitHub Pages.</text:p>
      <text:p text:style-name="Text_20_body"/>
      <text:p text:style-name="Text_20_body">Use HTTPS: Para garantir segurança nos pagamentos.</text:p>
      <text:p text:style-name="Text_20_body"/>
      <text:p text:style-name="Text_20_body">✅ Conclusão</text:p>
      <text:p text:style-name="Text_20_body">Agora você tem um sistema completo e funcional que aceita pagamentos por cartão de crédito/débito (Stripe) e Pix (Mercado Pago). 🚀</text:p>
      <text:p text:style-name="Text_20_body">Se precisar de mais ajuda, me avise!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" style:font-family-complex="'Noto Sans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5T13:55:25.242952022</dc:date>
    <meta:editing-duration>PT2H4M46S</meta:editing-duration>
    <meta:editing-cycles>4</meta:editing-cycles>
    <meta:generator>LibreOffice/7.0.6.2$Linux_X86_64 LibreOffice_project/00$Build-2</meta:generator>
    <meta:document-statistic meta:table-count="0" meta:image-count="0" meta:object-count="0" meta:page-count="18" meta:paragraph-count="558" meta:word-count="2566" meta:character-count="20802" meta:non-whitespace-character-count="16903"/>
  </office:meta>
</office:document-meta>
</file>